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ext_offset (seconds)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expected median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date" office:date-value="2015-07-10T12:34:56" calcext:value-type="date">
            <text:p>2015-07-10T12:34:56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TEXT(MEDIAN([.H2:.N2]);&quot;0.00&quot;)" office:value-type="string" office:string-value="1.00" calcext:value-type="string">
            <text:p>1.00</text:p>
          </table:table-cell>
          <table:table-cell table:formula="of:=&quot;{&quot;&quot;created_time&quot;&quot;: &quot;&quot;&quot;&amp;TEXT([.B2]; &quot;YYYY-MM-DDThh:mm:ssZ&quot;)&amp;&quot;&quot;&quot;, &quot;&quot;actor&quot;&quot;: &quot;&quot;&quot;&amp;[.C2]&amp;&quot;&quot;&quot;, &quot;&quot;target&quot;&quot;: &quot;&quot;&quot;&amp;[.D2]&amp;&quot;&quot;&quot; }&quot;" office:value-type="string" office:string-value="{&quot;created_time&quot;: &quot;2015-07-10T12:34:56Z&quot;, &quot;actor&quot;: &quot;a&quot;, &quot;target&quot;: &quot;b&quot; }" calcext:value-type="string">
            <text:p>{"created_time": "2015-07-10T12:34:56Z", "actor": "a", "target": "b" }</text:p>
          </table:table-cell>
          <table:table-cell office:value-type="string" calcext:value-type="string">
            <text:p>a &lt;&gt; b</text:p>
          </table:table-cell>
          <table:table-cell table:formula="of:=IF(LEN([.$G2])-LEN(SUBSTITUTE(LOWER([.$G2]);[.H$1];&quot;&quot;))&gt;0;LEN([.$G2])-LEN(SUBSTITUTE(LOWER([.$G2]);[.H$1];&quot;&quot;));&quot;&quot;)" office:value-type="float" office:value="1" calcext:value-type="float">
            <text:p>1</text:p>
          </table:table-cell>
          <table:table-cell table:formula="of:=IF(LEN([.$G2])-LEN(SUBSTITUTE(LOWER([.$G2]);[.I$1];&quot;&quot;))&gt;0;LEN([.$G2])-LEN(SUBSTITUTE(LOWER([.$G2]);[.I$1];&quot;&quot;));&quot;&quot;)" office:value-type="float" office:value="1" calcext:value-type="float">
            <text:p>1</text:p>
          </table:table-cell>
          <table:table-cell table:formula="of:=IF(LEN([.$G2])-LEN(SUBSTITUTE(LOWER([.$G2]);[.J$1];&quot;&quot;))&gt;0;LEN([.$G2])-LEN(SUBSTITUTE(LOWER([.$G2]);[.J$1];&quot;&quot;));&quot;&quot;)">
            <text:p/>
          </table:table-cell>
          <table:table-cell table:formula="of:=IF(LEN([.$G2])-LEN(SUBSTITUTE(LOWER([.$G2]);[.K$1];&quot;&quot;))&gt;0;LEN([.$G2])-LEN(SUBSTITUTE(LOWER([.$G2]);[.K$1];&quot;&quot;));&quot;&quot;)">
            <text:p/>
          </table:table-cell>
          <table:table-cell table:formula="of:=IF(LEN([.$G2])-LEN(SUBSTITUTE(LOWER([.$G2]);[.L$1];&quot;&quot;))&gt;0;LEN([.$G2])-LEN(SUBSTITUTE(LOWER([.$G2]);[.L$1];&quot;&quot;));&quot;&quot;)">
            <text:p/>
          </table:table-cell>
          <table:table-cell table:formula="of:=IF(LEN([.$G2])-LEN(SUBSTITUTE(LOWER([.$G2]);[.M$1];&quot;&quot;))&gt;0;LEN([.$G2])-LEN(SUBSTITUTE(LOWER([.$G2]);[.M$1];&quot;&quot;));&quot;&quot;)">
            <text:p/>
          </table:table-cell>
          <table:table-cell table:formula="of:=IF(LEN([.$G2])-LEN(SUBSTITUTE(LOWER([.$G2]);[.N$1];&quot;&quot;))&gt;0;LEN([.$G2])-LEN(SUBSTITUTE(LOWER([.$G2]);[.N$1];&quot;&quot;)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+[.A3]/(60*60*24)" office:value-type="date" office:date-value="2015-07-10T12:35:06" calcext:value-type="date">
            <text:p>2015-07-10T12:35:06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TEXT(MEDIAN([.H3:.N3]);&quot;0.00&quot;)" office:value-type="string" office:string-value="1.00" calcext:value-type="string">
            <text:p>1.00</text:p>
          </table:table-cell>
          <table:table-cell table:formula="of:=&quot;{&quot;&quot;created_time&quot;&quot;: &quot;&quot;&quot;&amp;TEXT([.B3]; &quot;YYYY-MM-DDThh:mm:ssZ&quot;)&amp;&quot;&quot;&quot;, &quot;&quot;actor&quot;&quot;: &quot;&quot;&quot;&amp;[.C3]&amp;&quot;&quot;&quot;, &quot;&quot;target&quot;&quot;: &quot;&quot;&quot;&amp;[.D3]&amp;&quot;&quot;&quot; }&quot;" office:value-type="string" office:string-value="{&quot;created_time&quot;: &quot;2015-07-10T12:35:06Z&quot;, &quot;actor&quot;: &quot;b&quot;, &quot;target&quot;: &quot;a&quot; }" calcext:value-type="string">
            <text:p>{"created_time": "2015-07-10T12:35:06Z", "actor": "b", "target": "a" }</text:p>
          </table:table-cell>
          <table:table-cell office:value-type="string" calcext:value-type="string">
            <text:p>a &lt;&gt; b</text:p>
          </table:table-cell>
          <table:table-cell table:formula="of:=IF(LEN([.$G3])-LEN(SUBSTITUTE(LOWER([.$G3]);[.H$1];&quot;&quot;))&gt;0;LEN([.$G3])-LEN(SUBSTITUTE(LOWER([.$G3]);[.H$1];&quot;&quot;));&quot;&quot;)" office:value-type="float" office:value="1" calcext:value-type="float">
            <text:p>1</text:p>
          </table:table-cell>
          <table:table-cell table:formula="of:=IF(LEN([.$G3])-LEN(SUBSTITUTE(LOWER([.$G3]);[.I$1];&quot;&quot;))&gt;0;LEN([.$G3])-LEN(SUBSTITUTE(LOWER([.$G3]);[.I$1];&quot;&quot;));&quot;&quot;)" office:value-type="float" office:value="1" calcext:value-type="float">
            <text:p>1</text:p>
          </table:table-cell>
          <table:table-cell table:formula="of:=IF(LEN([.$G3])-LEN(SUBSTITUTE(LOWER([.$G3]);[.J$1];&quot;&quot;))&gt;0;LEN([.$G3])-LEN(SUBSTITUTE(LOWER([.$G3]);[.J$1];&quot;&quot;));&quot;&quot;)">
            <text:p/>
          </table:table-cell>
          <table:table-cell table:formula="of:=IF(LEN([.$G3])-LEN(SUBSTITUTE(LOWER([.$G3]);[.K$1];&quot;&quot;))&gt;0;LEN([.$G3])-LEN(SUBSTITUTE(LOWER([.$G3]);[.K$1];&quot;&quot;));&quot;&quot;)">
            <text:p/>
          </table:table-cell>
          <table:table-cell table:formula="of:=IF(LEN([.$G3])-LEN(SUBSTITUTE(LOWER([.$G3]);[.L$1];&quot;&quot;))&gt;0;LEN([.$G3])-LEN(SUBSTITUTE(LOWER([.$G3]);[.L$1];&quot;&quot;));&quot;&quot;)">
            <text:p/>
          </table:table-cell>
          <table:table-cell table:formula="of:=IF(LEN([.$G3])-LEN(SUBSTITUTE(LOWER([.$G3]);[.M$1];&quot;&quot;))&gt;0;LEN([.$G3])-LEN(SUBSTITUTE(LOWER([.$G3]);[.M$1];&quot;&quot;));&quot;&quot;)">
            <text:p/>
          </table:table-cell>
          <table:table-cell table:formula="of:=IF(LEN([.$G3])-LEN(SUBSTITUTE(LOWER([.$G3]);[.N$1];&quot;&quot;))&gt;0;LEN([.$G3])-LEN(SUBSTITUTE(LOWER([.$G3]);[.N$1];&quot;&quot;)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3]+[.A4]/(60*60*24)" office:value-type="date" office:date-value="2015-07-10T12:36:01" calcext:value-type="date">
            <text:p>2015-07-10T12:36:01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formula="of:=TEXT(MEDIAN([.H4:.N4]);&quot;0.00&quot;)" office:value-type="string" office:string-value="1.00" calcext:value-type="string">
            <text:p>1.00</text:p>
          </table:table-cell>
          <table:table-cell table:formula="of:=&quot;{&quot;&quot;created_time&quot;&quot;: &quot;&quot;&quot;&amp;TEXT([.B4]; &quot;YYYY-MM-DDThh:mm:ssZ&quot;)&amp;&quot;&quot;&quot;, &quot;&quot;actor&quot;&quot;: &quot;&quot;&quot;&amp;[.C4]&amp;&quot;&quot;&quot;, &quot;&quot;target&quot;&quot;: &quot;&quot;&quot;&amp;[.D4]&amp;&quot;&quot;&quot; }&quot;" office:value-type="string" office:string-value="{&quot;created_time&quot;: &quot;2015-07-10T12:36:01Z&quot;, &quot;actor&quot;: &quot;a&quot;, &quot;target&quot;: &quot;c&quot; }" calcext:value-type="string">
            <text:p>{"created_time": "2015-07-10T12:36:01Z", "actor": "a", "target": "c" }</text:p>
          </table:table-cell>
          <table:table-cell office:value-type="string" calcext:value-type="string">
            <text:p>a &lt;&gt; b, a &lt;&gt; c</text:p>
          </table:table-cell>
          <table:table-cell table:formula="of:=IF(LEN([.$G4])-LEN(SUBSTITUTE(LOWER([.$G4]);[.H$1];&quot;&quot;))&gt;0;LEN([.$G4])-LEN(SUBSTITUTE(LOWER([.$G4]);[.H$1];&quot;&quot;));&quot;&quot;)" office:value-type="float" office:value="2" calcext:value-type="float">
            <text:p>2</text:p>
          </table:table-cell>
          <table:table-cell table:formula="of:=IF(LEN([.$G4])-LEN(SUBSTITUTE(LOWER([.$G4]);[.I$1];&quot;&quot;))&gt;0;LEN([.$G4])-LEN(SUBSTITUTE(LOWER([.$G4]);[.I$1];&quot;&quot;));&quot;&quot;)" office:value-type="float" office:value="1" calcext:value-type="float">
            <text:p>1</text:p>
          </table:table-cell>
          <table:table-cell table:formula="of:=IF(LEN([.$G4])-LEN(SUBSTITUTE(LOWER([.$G4]);[.J$1];&quot;&quot;))&gt;0;LEN([.$G4])-LEN(SUBSTITUTE(LOWER([.$G4]);[.J$1];&quot;&quot;));&quot;&quot;)" office:value-type="float" office:value="1" calcext:value-type="float">
            <text:p>1</text:p>
          </table:table-cell>
          <table:table-cell table:formula="of:=IF(LEN([.$G4])-LEN(SUBSTITUTE(LOWER([.$G4]);[.K$1];&quot;&quot;))&gt;0;LEN([.$G4])-LEN(SUBSTITUTE(LOWER([.$G4]);[.K$1];&quot;&quot;));&quot;&quot;)">
            <text:p/>
          </table:table-cell>
          <table:table-cell table:formula="of:=IF(LEN([.$G4])-LEN(SUBSTITUTE(LOWER([.$G4]);[.L$1];&quot;&quot;))&gt;0;LEN([.$G4])-LEN(SUBSTITUTE(LOWER([.$G4]);[.L$1];&quot;&quot;));&quot;&quot;)">
            <text:p/>
          </table:table-cell>
          <table:table-cell table:formula="of:=IF(LEN([.$G4])-LEN(SUBSTITUTE(LOWER([.$G4]);[.M$1];&quot;&quot;))&gt;0;LEN([.$G4])-LEN(SUBSTITUTE(LOWER([.$G4]);[.M$1];&quot;&quot;));&quot;&quot;)">
            <text:p/>
          </table:table-cell>
          <table:table-cell table:formula="of:=IF(LEN([.$G4])-LEN(SUBSTITUTE(LOWER([.$G4]);[.N$1];&quot;&quot;))&gt;0;LEN([.$G4])-LEN(SUBSTITUTE(LOWER([.$G4]);[.N$1];&quot;&quot;)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[.A5]/(60*60*24)" office:value-type="date" office:date-value="2015-07-10T12:36:05.000001" calcext:value-type="date">
            <text:p>2015-07-10T12:36:05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5:.N5]);&quot;0.00&quot;)" office:value-type="string" office:string-value="2.00" calcext:value-type="string">
            <text:p>2.00</text:p>
          </table:table-cell>
          <table:table-cell table:formula="of:=&quot;{&quot;&quot;created_time&quot;&quot;: &quot;&quot;&quot;&amp;TEXT([.B5]; &quot;YYYY-MM-DDThh:mm:ssZ&quot;)&amp;&quot;&quot;&quot;, &quot;&quot;actor&quot;&quot;: &quot;&quot;&quot;&amp;[.C5]&amp;&quot;&quot;&quot;, &quot;&quot;target&quot;&quot;: &quot;&quot;&quot;&amp;[.D5]&amp;&quot;&quot;&quot; }&quot;" office:value-type="string" office:string-value="{&quot;created_time&quot;: &quot;2015-07-10T12:36:05Z&quot;, &quot;actor&quot;: &quot;b&quot;, &quot;target&quot;: &quot;c&quot; }" calcext:value-type="string">
            <text:p>{"created_time": "2015-07-10T12:36:05Z", "actor": "b", "target": "c" }</text:p>
          </table:table-cell>
          <table:table-cell office:value-type="string" calcext:value-type="string">
            <text:p>a &lt;&gt; b, a &lt;&gt; c, b &lt;&gt; c</text:p>
          </table:table-cell>
          <table:table-cell table:formula="of:=IF(LEN([.$G5])-LEN(SUBSTITUTE(LOWER([.$G5]);[.H$1];&quot;&quot;))&gt;0;LEN([.$G5])-LEN(SUBSTITUTE(LOWER([.$G5]);[.H$1];&quot;&quot;));&quot;&quot;)" office:value-type="float" office:value="2" calcext:value-type="float">
            <text:p>2</text:p>
          </table:table-cell>
          <table:table-cell table:formula="of:=IF(LEN([.$G5])-LEN(SUBSTITUTE(LOWER([.$G5]);[.I$1];&quot;&quot;))&gt;0;LEN([.$G5])-LEN(SUBSTITUTE(LOWER([.$G5]);[.I$1];&quot;&quot;));&quot;&quot;)" office:value-type="float" office:value="2" calcext:value-type="float">
            <text:p>2</text:p>
          </table:table-cell>
          <table:table-cell table:formula="of:=IF(LEN([.$G5])-LEN(SUBSTITUTE(LOWER([.$G5]);[.J$1];&quot;&quot;))&gt;0;LEN([.$G5])-LEN(SUBSTITUTE(LOWER([.$G5]);[.J$1];&quot;&quot;));&quot;&quot;)" office:value-type="float" office:value="2" calcext:value-type="float">
            <text:p>2</text:p>
          </table:table-cell>
          <table:table-cell table:formula="of:=IF(LEN([.$G5])-LEN(SUBSTITUTE(LOWER([.$G5]);[.K$1];&quot;&quot;))&gt;0;LEN([.$G5])-LEN(SUBSTITUTE(LOWER([.$G5]);[.K$1];&quot;&quot;));&quot;&quot;)">
            <text:p/>
          </table:table-cell>
          <table:table-cell table:formula="of:=IF(LEN([.$G5])-LEN(SUBSTITUTE(LOWER([.$G5]);[.L$1];&quot;&quot;))&gt;0;LEN([.$G5])-LEN(SUBSTITUTE(LOWER([.$G5]);[.L$1];&quot;&quot;));&quot;&quot;)">
            <text:p/>
          </table:table-cell>
          <table:table-cell table:formula="of:=IF(LEN([.$G5])-LEN(SUBSTITUTE(LOWER([.$G5]);[.M$1];&quot;&quot;))&gt;0;LEN([.$G5])-LEN(SUBSTITUTE(LOWER([.$G5]);[.M$1];&quot;&quot;));&quot;&quot;)">
            <text:p/>
          </table:table-cell>
          <table:table-cell table:formula="of:=IF(LEN([.$G5])-LEN(SUBSTITUTE(LOWER([.$G5]);[.N$1];&quot;&quot;))&gt;0;LEN([.$G5])-LEN(SUBSTITUTE(LOWER([.$G5]);[.N$1];&quot;&quot;));&quot;&quot;)">
            <text:p/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B5]+[.A6]/(60*60*24)" office:value-type="date" office:date-value="2015-07-10T12:35:45" calcext:value-type="date">
            <text:p>2015-07-10T12:35:45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formula="of:=TEXT(MEDIAN([.H6:.N6]);&quot;0.00&quot;)" office:value-type="string" office:string-value="2.00" calcext:value-type="string">
            <text:p>2.00</text:p>
          </table:table-cell>
          <table:table-cell table:formula="of:=&quot;{&quot;&quot;created_time&quot;&quot;: &quot;&quot;&quot;&amp;TEXT([.B6]; &quot;YYYY-MM-DDThh:mm:ssZ&quot;)&amp;&quot;&quot;&quot;, &quot;&quot;actor&quot;&quot;: &quot;&quot;&quot;&amp;[.C6]&amp;&quot;&quot;&quot;, &quot;&quot;target&quot;&quot;: &quot;&quot;&quot;&amp;[.D6]&amp;&quot;&quot;&quot; }&quot;" office:value-type="string" office:string-value="{&quot;created_time&quot;: &quot;2015-07-10T12:35:45Z&quot;, &quot;actor&quot;: &quot;c&quot;, &quot;target&quot;: &quot;b&quot; }" calcext:value-type="string">
            <text:p>{"created_time": "2015-07-10T12:35:45Z", "actor": "c", "target": "b" }</text:p>
          </table:table-cell>
          <table:table-cell office:value-type="string" calcext:value-type="string">
            <text:p>a &lt;&gt; b, a &lt;&gt; c, b &lt;&gt; c</text:p>
          </table:table-cell>
          <table:table-cell table:formula="of:=IF(LEN([.$G6])-LEN(SUBSTITUTE(LOWER([.$G6]);[.H$1];&quot;&quot;))&gt;0;LEN([.$G6])-LEN(SUBSTITUTE(LOWER([.$G6]);[.H$1];&quot;&quot;));&quot;&quot;)" office:value-type="float" office:value="2" calcext:value-type="float">
            <text:p>2</text:p>
          </table:table-cell>
          <table:table-cell table:formula="of:=IF(LEN([.$G6])-LEN(SUBSTITUTE(LOWER([.$G6]);[.I$1];&quot;&quot;))&gt;0;LEN([.$G6])-LEN(SUBSTITUTE(LOWER([.$G6]);[.I$1];&quot;&quot;));&quot;&quot;)" office:value-type="float" office:value="2" calcext:value-type="float">
            <text:p>2</text:p>
          </table:table-cell>
          <table:table-cell table:formula="of:=IF(LEN([.$G6])-LEN(SUBSTITUTE(LOWER([.$G6]);[.J$1];&quot;&quot;))&gt;0;LEN([.$G6])-LEN(SUBSTITUTE(LOWER([.$G6]);[.J$1];&quot;&quot;));&quot;&quot;)" office:value-type="float" office:value="2" calcext:value-type="float">
            <text:p>2</text:p>
          </table:table-cell>
          <table:table-cell table:formula="of:=IF(LEN([.$G6])-LEN(SUBSTITUTE(LOWER([.$G6]);[.K$1];&quot;&quot;))&gt;0;LEN([.$G6])-LEN(SUBSTITUTE(LOWER([.$G6]);[.K$1];&quot;&quot;));&quot;&quot;)">
            <text:p/>
          </table:table-cell>
          <table:table-cell table:formula="of:=IF(LEN([.$G6])-LEN(SUBSTITUTE(LOWER([.$G6]);[.L$1];&quot;&quot;))&gt;0;LEN([.$G6])-LEN(SUBSTITUTE(LOWER([.$G6]);[.L$1];&quot;&quot;));&quot;&quot;)">
            <text:p/>
          </table:table-cell>
          <table:table-cell table:formula="of:=IF(LEN([.$G6])-LEN(SUBSTITUTE(LOWER([.$G6]);[.M$1];&quot;&quot;))&gt;0;LEN([.$G6])-LEN(SUBSTITUTE(LOWER([.$G6]);[.M$1];&quot;&quot;));&quot;&quot;)">
            <text:p/>
          </table:table-cell>
          <table:table-cell table:formula="of:=IF(LEN([.$G6])-LEN(SUBSTITUTE(LOWER([.$G6]);[.N$1];&quot;&quot;))&gt;0;LEN([.$G6])-LEN(SUBSTITUTE(LOWER([.$G6]);[.N$1];&quot;&quot;)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6]+[.A7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TEXT(MEDIAN([.H7:.N7]);&quot;0.00&quot;)" office:value-type="string" office:string-value="1.00" calcext:value-type="string">
            <text:p>1.00</text:p>
          </table:table-cell>
          <table:table-cell table:formula="of:=&quot;{&quot;&quot;created_time&quot;&quot;: &quot;&quot;&quot;&amp;TEXT([.B7]; &quot;YYYY-MM-DDThh:mm:ssZ&quot;)&amp;&quot;&quot;&quot;, &quot;&quot;actor&quot;&quot;: &quot;&quot;&quot;&amp;[.C7]&amp;&quot;&quot;&quot;, &quot;&quot;target&quot;&quot;: &quot;&quot;&quot;&amp;[.D7]&amp;&quot;&quot;&quot; }&quot;" office:value-type="string" office:string-value="{&quot;created_time&quot;: &quot;2015-07-10T12:37:03Z&quot;, &quot;actor&quot;: &quot;d&quot;, &quot;target&quot;: &quot;e&quot; }" calcext:value-type="string">
            <text:p>{"created_time": "2015-07-10T12:37:03Z", "actor": "d", "target": "e" }</text:p>
          </table:table-cell>
          <table:table-cell office:value-type="string" calcext:value-type="string">
            <text:p>D &lt;&gt; e, </text:p>
          </table:table-cell>
          <table:table-cell table:formula="of:=IF(LEN([.$G7])-LEN(SUBSTITUTE(LOWER([.$G7]);[.H$1];&quot;&quot;))&gt;0;LEN([.$G7])-LEN(SUBSTITUTE(LOWER([.$G7]);[.H$1];&quot;&quot;));&quot;&quot;)">
            <text:p/>
          </table:table-cell>
          <table:table-cell table:formula="of:=IF(LEN([.$G7])-LEN(SUBSTITUTE(LOWER([.$G7]);[.I$1];&quot;&quot;))&gt;0;LEN([.$G7])-LEN(SUBSTITUTE(LOWER([.$G7]);[.I$1];&quot;&quot;));&quot;&quot;)">
            <text:p/>
          </table:table-cell>
          <table:table-cell table:formula="of:=IF(LEN([.$G7])-LEN(SUBSTITUTE(LOWER([.$G7]);[.J$1];&quot;&quot;))&gt;0;LEN([.$G7])-LEN(SUBSTITUTE(LOWER([.$G7]);[.J$1];&quot;&quot;));&quot;&quot;)">
            <text:p/>
          </table:table-cell>
          <table:table-cell table:formula="of:=IF(LEN([.$G7])-LEN(SUBSTITUTE(LOWER([.$G7]);[.K$1];&quot;&quot;))&gt;0;LEN([.$G7])-LEN(SUBSTITUTE(LOWER([.$G7]);[.K$1];&quot;&quot;));&quot;&quot;)" office:value-type="float" office:value="1" calcext:value-type="float">
            <text:p>1</text:p>
          </table:table-cell>
          <table:table-cell table:formula="of:=IF(LEN([.$G7])-LEN(SUBSTITUTE(LOWER([.$G7]);[.L$1];&quot;&quot;))&gt;0;LEN([.$G7])-LEN(SUBSTITUTE(LOWER([.$G7]);[.L$1];&quot;&quot;));&quot;&quot;)" office:value-type="float" office:value="1" calcext:value-type="float">
            <text:p>1</text:p>
          </table:table-cell>
          <table:table-cell table:formula="of:=IF(LEN([.$G7])-LEN(SUBSTITUTE(LOWER([.$G7]);[.M$1];&quot;&quot;))&gt;0;LEN([.$G7])-LEN(SUBSTITUTE(LOWER([.$G7]);[.M$1];&quot;&quot;));&quot;&quot;)">
            <text:p/>
          </table:table-cell>
          <table:table-cell table:formula="of:=IF(LEN([.$G7])-LEN(SUBSTITUTE(LOWER([.$G7]);[.N$1];&quot;&quot;))&gt;0;LEN([.$G7])-LEN(SUBSTITUTE(LOWER([.$G7]);[.N$1];&quot;&quot;));&quot;&quot;)">
            <text:p/>
          </table:table-cell>
        </table:table-row>
        <table:table-row table:style-name="ro1">
          <table:table-cell/>
          <table:table-cell table:formula="of:=[.B7]+[.A8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8:.N8]);&quot;0.00&quot;)" office:value-type="string" office:string-value="" calcext:value-type="error">
            <text:p>#VALUE!</text:p>
          </table:table-cell>
          <table:table-cell table:formula="of:=&quot;{&quot;&quot;created_time&quot;&quot;: &quot;&quot;&quot;&amp;TEXT([.B8]; &quot;YYYY-MM-DDThh:mm:ssZ&quot;)&amp;&quot;&quot;&quot;, &quot;&quot;actor&quot;&quot;: &quot;&quot;&quot;&amp;[.C8]&amp;&quot;&quot;&quot;, &quot;&quot;target&quot;&quot;: &quot;&quot;&quot;&amp;[.D8]&amp;&quot;&quot;&quot; }&quot;" office:value-type="string" office:string-value="{&quot;created_time&quot;: &quot;2015-07-10T12:37:03Z&quot;, &quot;actor&quot;: &quot;b&quot;, &quot;target&quot;: &quot;c&quot; }" calcext:value-type="string">
            <text:p>{"created_time": "2015-07-10T12:37:03Z", "actor": "b", "target": "c" }</text:p>
          </table:table-cell>
          <table:table-cell/>
          <table:table-cell table:formula="of:=IF(LEN([.$G8])-LEN(SUBSTITUTE(LOWER([.$G8]);[.H$1];&quot;&quot;))&gt;0;LEN([.$G8])-LEN(SUBSTITUTE(LOWER([.$G8]);[.H$1];&quot;&quot;));&quot;&quot;)">
            <text:p/>
          </table:table-cell>
          <table:table-cell table:formula="of:=IF(LEN([.$G8])-LEN(SUBSTITUTE(LOWER([.$G8]);[.I$1];&quot;&quot;))&gt;0;LEN([.$G8])-LEN(SUBSTITUTE(LOWER([.$G8]);[.I$1];&quot;&quot;));&quot;&quot;)">
            <text:p/>
          </table:table-cell>
          <table:table-cell table:formula="of:=IF(LEN([.$G8])-LEN(SUBSTITUTE(LOWER([.$G8]);[.J$1];&quot;&quot;))&gt;0;LEN([.$G8])-LEN(SUBSTITUTE(LOWER([.$G8]);[.J$1];&quot;&quot;));&quot;&quot;)">
            <text:p/>
          </table:table-cell>
          <table:table-cell table:formula="of:=IF(LEN([.$G8])-LEN(SUBSTITUTE(LOWER([.$G8]);[.K$1];&quot;&quot;))&gt;0;LEN([.$G8])-LEN(SUBSTITUTE(LOWER([.$G8]);[.K$1];&quot;&quot;));&quot;&quot;)">
            <text:p/>
          </table:table-cell>
          <table:table-cell table:formula="of:=IF(LEN([.$G8])-LEN(SUBSTITUTE(LOWER([.$G8]);[.L$1];&quot;&quot;))&gt;0;LEN([.$G8])-LEN(SUBSTITUTE(LOWER([.$G8]);[.L$1];&quot;&quot;));&quot;&quot;)">
            <text:p/>
          </table:table-cell>
          <table:table-cell table:formula="of:=IF(LEN([.$G8])-LEN(SUBSTITUTE(LOWER([.$G8]);[.M$1];&quot;&quot;))&gt;0;LEN([.$G8])-LEN(SUBSTITUTE(LOWER([.$G8]);[.M$1];&quot;&quot;));&quot;&quot;)">
            <text:p/>
          </table:table-cell>
          <table:table-cell table:formula="of:=IF(LEN([.$G8])-LEN(SUBSTITUTE(LOWER([.$G8]);[.N$1];&quot;&quot;))&gt;0;LEN([.$G8])-LEN(SUBSTITUTE(LOWER([.$G8]);[.N$1];&quot;&quot;));&quot;&quot;)">
            <text:p/>
          </table:table-cell>
        </table:table-row>
        <table:table-row table:style-name="ro1">
          <table:table-cell/>
          <table:table-cell table:formula="of:=[.B8]+[.A9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9:.N9]);&quot;0.00&quot;)" office:value-type="string" office:string-value="" calcext:value-type="error">
            <text:p>#VALUE!</text:p>
          </table:table-cell>
          <table:table-cell table:formula="of:=&quot;{&quot;&quot;created_time&quot;&quot;: &quot;&quot;&quot;&amp;TEXT([.B9]; &quot;YYYY-MM-DDThh:mm:ssZ&quot;)&amp;&quot;&quot;&quot;, &quot;&quot;actor&quot;&quot;: &quot;&quot;&quot;&amp;[.C9]&amp;&quot;&quot;&quot;, &quot;&quot;target&quot;&quot;: &quot;&quot;&quot;&amp;[.D9]&amp;&quot;&quot;&quot; }&quot;" office:value-type="string" office:string-value="{&quot;created_time&quot;: &quot;2015-07-10T12:37:03Z&quot;, &quot;actor&quot;: &quot;b&quot;, &quot;target&quot;: &quot;c&quot; }" calcext:value-type="string">
            <text:p>{"created_time": "2015-07-10T12:37:03Z", "actor": "b", "target": "c" }</text:p>
          </table:table-cell>
          <table:table-cell/>
          <table:table-cell table:formula="of:=IF(LEN([.$G9])-LEN(SUBSTITUTE(LOWER([.$G9]);[.H$1];&quot;&quot;))&gt;0;LEN([.$G9])-LEN(SUBSTITUTE(LOWER([.$G9]);[.H$1];&quot;&quot;));&quot;&quot;)">
            <text:p/>
          </table:table-cell>
          <table:table-cell table:formula="of:=IF(LEN([.$G9])-LEN(SUBSTITUTE(LOWER([.$G9]);[.I$1];&quot;&quot;))&gt;0;LEN([.$G9])-LEN(SUBSTITUTE(LOWER([.$G9]);[.I$1];&quot;&quot;));&quot;&quot;)">
            <text:p/>
          </table:table-cell>
          <table:table-cell table:formula="of:=IF(LEN([.$G9])-LEN(SUBSTITUTE(LOWER([.$G9]);[.J$1];&quot;&quot;))&gt;0;LEN([.$G9])-LEN(SUBSTITUTE(LOWER([.$G9]);[.J$1];&quot;&quot;));&quot;&quot;)">
            <text:p/>
          </table:table-cell>
          <table:table-cell table:formula="of:=IF(LEN([.$G9])-LEN(SUBSTITUTE(LOWER([.$G9]);[.K$1];&quot;&quot;))&gt;0;LEN([.$G9])-LEN(SUBSTITUTE(LOWER([.$G9]);[.K$1];&quot;&quot;));&quot;&quot;)">
            <text:p/>
          </table:table-cell>
          <table:table-cell table:formula="of:=IF(LEN([.$G9])-LEN(SUBSTITUTE(LOWER([.$G9]);[.L$1];&quot;&quot;))&gt;0;LEN([.$G9])-LEN(SUBSTITUTE(LOWER([.$G9]);[.L$1];&quot;&quot;));&quot;&quot;)">
            <text:p/>
          </table:table-cell>
          <table:table-cell table:formula="of:=IF(LEN([.$G9])-LEN(SUBSTITUTE(LOWER([.$G9]);[.M$1];&quot;&quot;))&gt;0;LEN([.$G9])-LEN(SUBSTITUTE(LOWER([.$G9]);[.M$1];&quot;&quot;));&quot;&quot;)">
            <text:p/>
          </table:table-cell>
          <table:table-cell table:formula="of:=IF(LEN([.$G9])-LEN(SUBSTITUTE(LOWER([.$G9]);[.N$1];&quot;&quot;))&gt;0;LEN([.$G9])-LEN(SUBSTITUTE(LOWER([.$G9]);[.N$1];&quot;&quot;));&quot;&quot;)">
            <text:p/>
          </table:table-cell>
        </table:table-row>
        <table:table-row table:style-name="ro1">
          <table:table-cell/>
          <table:table-cell table:formula="of:=[.B9]+[.A10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10:.N10]);&quot;0.00&quot;)" office:value-type="string" office:string-value="" calcext:value-type="error">
            <text:p>#VALUE!</text:p>
          </table:table-cell>
          <table:table-cell table:formula="of:=&quot;{&quot;&quot;created_time&quot;&quot;: &quot;&quot;&quot;&amp;TEXT([.B10]; &quot;YYYY-MM-DDThh:mm:ssZ&quot;)&amp;&quot;&quot;&quot;, &quot;&quot;actor&quot;&quot;: &quot;&quot;&quot;&amp;[.C10]&amp;&quot;&quot;&quot;, &quot;&quot;target&quot;&quot;: &quot;&quot;&quot;&amp;[.D10]&amp;&quot;&quot;&quot; }&quot;" office:value-type="string" office:string-value="{&quot;created_time&quot;: &quot;2015-07-10T12:37:03Z&quot;, &quot;actor&quot;: &quot;b&quot;, &quot;target&quot;: &quot;c&quot; }" calcext:value-type="string">
            <text:p>{"created_time": "2015-07-10T12:37:03Z", "actor": "b", "target": "c" }</text:p>
          </table:table-cell>
          <table:table-cell/>
          <table:table-cell table:formula="of:=IF(LEN([.$G10])-LEN(SUBSTITUTE(LOWER([.$G10]);[.H$1];&quot;&quot;))&gt;0;LEN([.$G10])-LEN(SUBSTITUTE(LOWER([.$G10]);[.H$1];&quot;&quot;));&quot;&quot;)">
            <text:p/>
          </table:table-cell>
          <table:table-cell table:formula="of:=IF(LEN([.$G10])-LEN(SUBSTITUTE(LOWER([.$G10]);[.I$1];&quot;&quot;))&gt;0;LEN([.$G10])-LEN(SUBSTITUTE(LOWER([.$G10]);[.I$1];&quot;&quot;));&quot;&quot;)">
            <text:p/>
          </table:table-cell>
          <table:table-cell table:formula="of:=IF(LEN([.$G10])-LEN(SUBSTITUTE(LOWER([.$G10]);[.J$1];&quot;&quot;))&gt;0;LEN([.$G10])-LEN(SUBSTITUTE(LOWER([.$G10]);[.J$1];&quot;&quot;));&quot;&quot;)">
            <text:p/>
          </table:table-cell>
          <table:table-cell table:formula="of:=IF(LEN([.$G10])-LEN(SUBSTITUTE(LOWER([.$G10]);[.K$1];&quot;&quot;))&gt;0;LEN([.$G10])-LEN(SUBSTITUTE(LOWER([.$G10]);[.K$1];&quot;&quot;));&quot;&quot;)">
            <text:p/>
          </table:table-cell>
          <table:table-cell table:formula="of:=IF(LEN([.$G10])-LEN(SUBSTITUTE(LOWER([.$G10]);[.L$1];&quot;&quot;))&gt;0;LEN([.$G10])-LEN(SUBSTITUTE(LOWER([.$G10]);[.L$1];&quot;&quot;));&quot;&quot;)">
            <text:p/>
          </table:table-cell>
          <table:table-cell table:formula="of:=IF(LEN([.$G10])-LEN(SUBSTITUTE(LOWER([.$G10]);[.M$1];&quot;&quot;))&gt;0;LEN([.$G10])-LEN(SUBSTITUTE(LOWER([.$G10]);[.M$1];&quot;&quot;));&quot;&quot;)">
            <text:p/>
          </table:table-cell>
          <table:table-cell table:formula="of:=IF(LEN([.$G10])-LEN(SUBSTITUTE(LOWER([.$G10]);[.N$1];&quot;&quot;))&gt;0;LEN([.$G10])-LEN(SUBSTITUTE(LOWER([.$G10]);[.N$1];&quot;&quot;));&quot;&quot;)">
            <text:p/>
          </table:table-cell>
        </table:table-row>
        <table:table-row table:style-name="ro1">
          <table:table-cell/>
          <table:table-cell table:formula="of:=[.B10]+[.A11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11:.N11]);&quot;0.00&quot;)" office:value-type="string" office:string-value="" calcext:value-type="error">
            <text:p>#VALUE!</text:p>
          </table:table-cell>
          <table:table-cell table:formula="of:=&quot;{&quot;&quot;created_time&quot;&quot;: &quot;&quot;&quot;&amp;TEXT([.B11]; &quot;YYYY-MM-DDThh:mm:ssZ&quot;)&amp;&quot;&quot;&quot;, &quot;&quot;actor&quot;&quot;: &quot;&quot;&quot;&amp;[.C11]&amp;&quot;&quot;&quot;, &quot;&quot;target&quot;&quot;: &quot;&quot;&quot;&amp;[.D11]&amp;&quot;&quot;&quot; }&quot;" office:value-type="string" office:string-value="{&quot;created_time&quot;: &quot;2015-07-10T12:37:03Z&quot;, &quot;actor&quot;: &quot;b&quot;, &quot;target&quot;: &quot;c&quot; }" calcext:value-type="string">
            <text:p>{"created_time": "2015-07-10T12:37:03Z", "actor": "b", "target": "c" }</text:p>
          </table:table-cell>
          <table:table-cell/>
          <table:table-cell table:formula="of:=IF(LEN([.$G11])-LEN(SUBSTITUTE(LOWER([.$G11]);[.H$1];&quot;&quot;))&gt;0;LEN([.$G11])-LEN(SUBSTITUTE(LOWER([.$G11]);[.H$1];&quot;&quot;));&quot;&quot;)">
            <text:p/>
          </table:table-cell>
          <table:table-cell table:formula="of:=IF(LEN([.$G11])-LEN(SUBSTITUTE(LOWER([.$G11]);[.I$1];&quot;&quot;))&gt;0;LEN([.$G11])-LEN(SUBSTITUTE(LOWER([.$G11]);[.I$1];&quot;&quot;));&quot;&quot;)">
            <text:p/>
          </table:table-cell>
          <table:table-cell table:formula="of:=IF(LEN([.$G11])-LEN(SUBSTITUTE(LOWER([.$G11]);[.J$1];&quot;&quot;))&gt;0;LEN([.$G11])-LEN(SUBSTITUTE(LOWER([.$G11]);[.J$1];&quot;&quot;));&quot;&quot;)">
            <text:p/>
          </table:table-cell>
          <table:table-cell table:formula="of:=IF(LEN([.$G11])-LEN(SUBSTITUTE(LOWER([.$G11]);[.K$1];&quot;&quot;))&gt;0;LEN([.$G11])-LEN(SUBSTITUTE(LOWER([.$G11]);[.K$1];&quot;&quot;));&quot;&quot;)">
            <text:p/>
          </table:table-cell>
          <table:table-cell table:formula="of:=IF(LEN([.$G11])-LEN(SUBSTITUTE(LOWER([.$G11]);[.L$1];&quot;&quot;))&gt;0;LEN([.$G11])-LEN(SUBSTITUTE(LOWER([.$G11]);[.L$1];&quot;&quot;));&quot;&quot;)">
            <text:p/>
          </table:table-cell>
          <table:table-cell table:formula="of:=IF(LEN([.$G11])-LEN(SUBSTITUTE(LOWER([.$G11]);[.M$1];&quot;&quot;))&gt;0;LEN([.$G11])-LEN(SUBSTITUTE(LOWER([.$G11]);[.M$1];&quot;&quot;));&quot;&quot;)">
            <text:p/>
          </table:table-cell>
          <table:table-cell table:formula="of:=IF(LEN([.$G11])-LEN(SUBSTITUTE(LOWER([.$G11]);[.N$1];&quot;&quot;))&gt;0;LEN([.$G11])-LEN(SUBSTITUTE(LOWER([.$G11]);[.N$1];&quot;&quot;));&quot;&quot;)">
            <text:p/>
          </table:table-cell>
        </table:table-row>
        <table:table-row table:style-name="ro1">
          <table:table-cell/>
          <table:table-cell table:formula="of:=[.B11]+[.A12]/(60*60*24)" office:value-type="date" office:date-value="2015-07-10T12:37:03" calcext:value-type="date">
            <text:p>2015-07-10T12:37:03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TEXT(MEDIAN([.H12:.N12]);&quot;0.00&quot;)" office:value-type="string" office:string-value="" calcext:value-type="error">
            <text:p>#VALUE!</text:p>
          </table:table-cell>
          <table:table-cell table:formula="of:=&quot;{&quot;&quot;created_time&quot;&quot;: &quot;&quot;&quot;&amp;TEXT([.B12]; &quot;YYYY-MM-DDThh:mm:ssZ&quot;)&amp;&quot;&quot;&quot;, &quot;&quot;actor&quot;&quot;: &quot;&quot;&quot;&amp;[.C12]&amp;&quot;&quot;&quot;, &quot;&quot;target&quot;&quot;: &quot;&quot;&quot;&amp;[.D12]&amp;&quot;&quot;&quot; }&quot;" office:value-type="string" office:string-value="{&quot;created_time&quot;: &quot;2015-07-10T12:37:03Z&quot;, &quot;actor&quot;: &quot;b&quot;, &quot;target&quot;: &quot;c&quot; }" calcext:value-type="string">
            <text:p>{"created_time": "2015-07-10T12:37:03Z", "actor": "b", "target": "c" }</text:p>
          </table:table-cell>
          <table:table-cell/>
          <table:table-cell table:formula="of:=IF(LEN([.$G12])-LEN(SUBSTITUTE(LOWER([.$G12]);[.H$1];&quot;&quot;))&gt;0;LEN([.$G12])-LEN(SUBSTITUTE(LOWER([.$G12]);[.H$1];&quot;&quot;));&quot;&quot;)">
            <text:p/>
          </table:table-cell>
          <table:table-cell table:formula="of:=IF(LEN([.$G12])-LEN(SUBSTITUTE(LOWER([.$G12]);[.I$1];&quot;&quot;))&gt;0;LEN([.$G12])-LEN(SUBSTITUTE(LOWER([.$G12]);[.I$1];&quot;&quot;));&quot;&quot;)">
            <text:p/>
          </table:table-cell>
          <table:table-cell table:formula="of:=IF(LEN([.$G12])-LEN(SUBSTITUTE(LOWER([.$G12]);[.J$1];&quot;&quot;))&gt;0;LEN([.$G12])-LEN(SUBSTITUTE(LOWER([.$G12]);[.J$1];&quot;&quot;));&quot;&quot;)">
            <text:p/>
          </table:table-cell>
          <table:table-cell table:formula="of:=IF(LEN([.$G12])-LEN(SUBSTITUTE(LOWER([.$G12]);[.K$1];&quot;&quot;))&gt;0;LEN([.$G12])-LEN(SUBSTITUTE(LOWER([.$G12]);[.K$1];&quot;&quot;));&quot;&quot;)">
            <text:p/>
          </table:table-cell>
          <table:table-cell table:formula="of:=IF(LEN([.$G12])-LEN(SUBSTITUTE(LOWER([.$G12]);[.L$1];&quot;&quot;))&gt;0;LEN([.$G12])-LEN(SUBSTITUTE(LOWER([.$G12]);[.L$1];&quot;&quot;));&quot;&quot;)">
            <text:p/>
          </table:table-cell>
          <table:table-cell table:formula="of:=IF(LEN([.$G12])-LEN(SUBSTITUTE(LOWER([.$G12]);[.M$1];&quot;&quot;))&gt;0;LEN([.$G12])-LEN(SUBSTITUTE(LOWER([.$G12]);[.M$1];&quot;&quot;));&quot;&quot;)">
            <text:p/>
          </table:table-cell>
          <table:table-cell table:formula="of:=IF(LEN([.$G12])-LEN(SUBSTITUTE(LOWER([.$G12]);[.N$1];&quot;&quot;))&gt;0;LEN([.$G12])-LEN(SUBSTITUTE(LOWER([.$G12]);[.N$1];&quot;&quot;))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3:53:08.729000000</meta:creation-date>
    <dc:date>2016-07-09T15:32:02.635000000</dc:date>
    <meta:editing-duration>PT5M31S</meta:editing-duration>
    <meta:editing-cycles>1</meta:editing-cycles>
    <meta:document-statistic meta:table-count="1" meta:cell-count="157" meta:object-count="0"/>
    <meta:generator>LibreOffice/5.0.3.2$Windows_x86 LibreOffice_project/e5f16313668ac592c1bfb310f4390624e3dbfb75</meta:generator>
  </office:meta>
</office:document-meta>
</file>